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100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mera 1</text:p>
          </table:table-cell>
          <table:table-cell office:value-type="string" calcext:value-type="string">
            <text:p>Camera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0.75" calcext:value-type="float">
            <text:p>0.750</text:p>
          </table:table-cell>
          <table:table-cell office:value-type="float" office:value="2.2" calcext:value-type="float">
            <text:p>2.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1.5" calcext:value-type="float">
            <text:p>1.500</text:p>
          </table:table-cell>
          <table:table-cell office:value-type="float" office:value="4.25" calcext:value-type="float">
            <text:p>4.250</text:p>
          </table:table-cell>
          <table:table-cell table:number-columns-repeated="3"/>
          <table:table-cell office:value-type="string" calcext:value-type="string">
            <text:p>Example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float" office:value="0.008" calcext:value-type="float">
            <text:p>0.00800</text:p>
          </table:table-cell>
          <table:table-cell table:style-name="ce2" office:value-type="float" office:value="0.025" calcext:value-type="float">
            <text:p>0.02500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f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2" office:value-type="float" office:value="0.00368" calcext:value-type="float">
            <text:p>0.00368</text:p>
          </table:table-cell>
          <table:table-cell table:number-columns-repeated="3"/>
          <table:table-cell office:value-type="float" office:value="1" calcext:value-type="float">
            <text:p>1.000</text:p>
          </table:table-cell>
          <table:table-cell office:value-type="float" office:value="6" calcext:value-type="float">
            <text:p>6.000</text:p>
          </table:table-cell>
          <table:table-cell table:formula="of:=[.B6]+[.B6]*[.B6]/([.H7]*[.B8])" office:value-type="float" office:value="3.48626086956522" calcext:value-type="float">
            <text:p>3.486</text:p>
          </table:table-cell>
          <table:table-cell table:style-name="ce3" table:formula="of:=[.G7]*([.I7]-[.B6])/([.I7]+[.G7]-2*[.B6])" office:value-type="float" office:value="0.778089013383131" calcext:value-type="float">
            <text:p>0.778089</text:p>
          </table:table-cell>
          <table:table-cell table:formula="of:=[.G7]*([.I7]-[.B6])/([.I7] - [.G7])" office:value-type="float" office:value="1.39899272523783" calcext:value-type="float">
            <text:p>1.399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table:style-name="ce2" table:formula="of:=0.0046/1500" office:value-type="float" office:value="0.00000306666666666667" calcext:value-type="float">
            <text:p>0.00000</text:p>
          </table:table-cell>
          <table:table-cell table:style-name="ce2" table:formula="of:=0.0046/1500" office:value-type="float" office:value="0.00000306666666666667" calcext:value-type="float">
            <text:p>0.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</text:p>
          </table:table-cell>
          <table:table-cell table:formula="of:=[.B4]/1.5" office:value-type="float" office:value="0.5" calcext:value-type="float">
            <text:p>0.500</text:p>
          </table:table-cell>
          <table:table-cell table:formula="of:=[.C4]/1.5" office:value-type="float" office:value="1.46666666666667" calcext:value-type="float">
            <text:p>1.4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d</text:p>
          </table:table-cell>
          <table:table-cell table:formula="of:=[.B5]*1.5" office:value-type="float" office:value="2.25" calcext:value-type="float">
            <text:p>2.250</text:p>
          </table:table-cell>
          <table:table-cell table:formula="of:=[.C5]*1.5" office:value-type="float" office:value="6.375" calcext:value-type="float">
            <text:p>6.375</text:p>
          </table:table-cell>
          <table:table-cell table:number-columns-repeated="1021"/>
        </table:table-row>
        <table:table-row table:style-name="ro1" table:number-rows-repeated="2">
          <table:table-cell table:style-name="ce5"/>
          <table:table-cell table:style-name="Default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heta1</text:p>
          </table:table-cell>
          <table:table-cell office:value-type="string" calcext:value-type="string">
            <text:p>theta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L1+</text:p>
          </table:table-cell>
          <table:table-cell office:value-type="string" calcext:value-type="string">
            <text:p>L1-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2+</text:p>
          </table:table-cell>
          <table:table-cell office:value-type="string" calcext:value-type="string">
            <text:p>L2-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[.B$10]+[.$A19]*([.B$11]-[.B$10])" office:value-type="float" office:value="0.5" calcext:value-type="float">
            <text:p>0.500</text:p>
          </table:table-cell>
          <table:table-cell table:formula="of:=[.C$10]+[.$A19]*([.C$11]-[.C$10])" office:value-type="float" office:value="1.46666666666667" calcext:value-type="float">
            <text:p>1.467</text:p>
          </table:table-cell>
          <table:table-cell table:formula="of:=[.B$6]*[.B$6]*([.B19]-[.B$4])/([.B$4]*[.B$8]*([.B19]-[.B$6]))" office:value-type="float" office:value="-14.1392718275009" calcext:value-type="float">
            <text:p>-14.139</text:p>
          </table:table-cell>
          <table:table-cell table:formula="of:=[.C$6]*[.C$6]*([.C19]-[.C$4])/([.C$4]*[.C$8]*([.C19]-[.C$6]))" office:value-type="float" office:value="-47.122392560945" calcext:value-type="float">
            <text:p>-47.122</text:p>
          </table:table-cell>
          <table:table-cell table:formula="of:=2*ATAN([.B$7]*([.B19]-[.B$6])/(2*[.B19]*[.B$6]))" office:value-type="float" office:value="0.44514096324345" calcext:value-type="float">
            <text:p>0.445</text:p>
          </table:table-cell>
          <table:table-cell table:formula="of:=2*ATAN([.C$7]*([.C19]-[.C$6])/(2*[.C19]*[.C$6]))" office:value-type="float" office:value="0.144439267967851" calcext:value-type="float">
            <text:p>0.144</text:p>
          </table:table-cell>
          <table:table-cell table:formula="of:=TAN(0.5*PI()-[.F19])" office:value-type="float" office:value="2.09610122304701" calcext:value-type="float">
            <text:p>2.096</text:p>
          </table:table-cell>
          <table:table-cell table:formula="of:=TAN(0.5*PI()-[.G19])" office:value-type="float" office:value="6.8751115149992" calcext:value-type="float">
            <text:p>6.875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H19]*([.B$10]-[.B$11])" office:value-type="float" office:value="-3.66817714033227" calcext:value-type="float">
            <text:p>-3.66817714033227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19]+SQRT([.K19]*[.K19]-4*[.J19]*[.L19]))/(2*[.J19])" office:value-type="float" office:value="3.33037760748949" calcext:value-type="float">
            <text:p>3.330</text:p>
          </table:table-cell>
          <table:table-cell table:formula="of:=(-[.K19]-SQRT([.K19]*[.K19]-4*[.J19]*[.L19]))/(2*[.J19])" office:value-type="float" office:value="0.337799532842778" calcext:value-type="float">
            <text:p>0.338</text:p>
          </table:table-cell>
          <table:table-cell office:value-type="float" office:value="1" calcext:value-type="float">
            <text:p>1.000</text:p>
          </table:table-cell>
          <table:table-cell table:style-name="Default" table:formula="of:=[.H19]*([.C$10]-[.C$11])" office:value-type="float" office:value="-10.2883635031224" calcext:value-type="float">
            <text:p>-10.2883635031224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19]+SQRT([.P19]*[.P19]-4*[.O19]*[.Q19]))/(2*[.O19])" office:value-type="float" office:value="9.28092030905978" calcext:value-type="float">
            <text:p>9.281</text:p>
          </table:table-cell>
          <table:table-cell table:formula="of:=(-[.P19]-SQRT([.P19]*[.P19]-4*[.O19]*[.Q19]))/(2*[.O19])" office:value-type="float" office:value="1.00744319406264" calcext:value-type="float">
            <text:p>1.007</text:p>
          </table:table-cell>
          <table:table-cell table:number-columns-repeated="1005"/>
        </table:table-row>
        <table:table-row table:style-name="ro1">
          <table:table-cell table:formula="of:=[.A19]+0.05" office:value-type="float" office:value="0.05" calcext:value-type="float">
            <text:p>0.050</text:p>
          </table:table-cell>
          <table:table-cell table:formula="of:=[.B$10]+[.$A20]*([.B$11]-[.B$10])" office:value-type="float" office:value="0.5875" calcext:value-type="float">
            <text:p>0.588</text:p>
          </table:table-cell>
          <table:table-cell table:formula="of:=[.C$10]+[.$A20]*([.C$11]-[.C$10])" office:value-type="float" office:value="1.71208333333333" calcext:value-type="float">
            <text:p>1.712</text:p>
          </table:table-cell>
          <table:table-cell table:formula="of:=[.B$6]*[.B$6]*([.B20]-[.B$4])/([.B$4]*[.B$8]*([.B20]-[.B$6]))" office:value-type="float" office:value="-7.80282852534043" calcext:value-type="float">
            <text:p>-7.803</text:p>
          </table:table-cell>
          <table:table-cell table:formula="of:=[.C$6]*[.C$6]*([.C20]-[.C$4])/([.C$4]*[.C$8]*([.C20]-[.C$6]))" office:value-type="float" office:value="-26.7916759810894" calcext:value-type="float">
            <text:p>-26.792</text:p>
          </table:table-cell>
          <table:table-cell table:formula="of:=2*ATAN([.B$7]*([.B20]-[.B$6])/(2*[.B20]*[.B$6]))" office:value-type="float" office:value="0.446183599426251" calcext:value-type="float">
            <text:p>0.446</text:p>
          </table:table-cell>
          <table:table-cell table:formula="of:=2*ATAN([.C$7]*([.C20]-[.C$6])/(2*[.C20]*[.C$6]))" office:value-type="float" office:value="0.144797053532358" calcext:value-type="float">
            <text:p>0.145</text:p>
          </table:table-cell>
          <table:table-cell table:formula="of:=TAN(0.5*PI()-[.F20])" office:value-type="float" office:value="2.09048987986869" calcext:value-type="float">
            <text:p>2.090</text:p>
          </table:table-cell>
          <table:table-cell table:formula="of:=TAN(0.5*PI()-[.G20])" office:value-type="float" office:value="6.857884596812" calcext:value-type="float">
            <text:p>6.858</text:p>
          </table:table-cell>
          <table:table-cell table:formula="of:=[.J19]" office:value-type="float" office:value="1" calcext:value-type="float">
            <text:p>1.000</text:p>
          </table:table-cell>
          <table:table-cell table:style-name="Default" table:formula="of:=[.H20]*([.B$10]-[.B$11])" office:value-type="float" office:value="-3.6583572897702" calcext:value-type="float">
            <text:p>-3.6583572897702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0]+SQRT([.K20]*[.K20]-4*[.J20]*[.L20]))/(2*[.J20])" office:value-type="float" office:value="3.31944523677519" calcext:value-type="float">
            <text:p>3.319</text:p>
          </table:table-cell>
          <table:table-cell table:formula="of:=(-[.K20]-SQRT([.K20]*[.K20]-4*[.J20]*[.L20]))/(2*[.J20])" office:value-type="float" office:value="0.338912052995014" calcext:value-type="float">
            <text:p>0.339</text:p>
          </table:table-cell>
          <table:table-cell table:formula="of:=[.O19]" office:value-type="float" office:value="1" calcext:value-type="float">
            <text:p>1.000</text:p>
          </table:table-cell>
          <table:table-cell table:style-name="Default" table:formula="of:=[.H20]*([.C$10]-[.C$11])" office:value-type="float" office:value="-10.2608211603555" calcext:value-type="float">
            <text:p>-10.2608211603555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0]+SQRT([.P20]*[.P20]-4*[.O20]*[.Q20]))/(2*[.O20])" office:value-type="float" office:value="9.25001161925902" calcext:value-type="float">
            <text:p>9.250</text:p>
          </table:table-cell>
          <table:table-cell table:formula="of:=(-[.P20]-SQRT([.P20]*[.P20]-4*[.O20]*[.Q20]))/(2*[.O20])" office:value-type="float" office:value="1.01080954109645" calcext:value-type="float">
            <text:p>1.011</text:p>
          </table:table-cell>
          <table:table-cell table:number-columns-repeated="1005"/>
        </table:table-row>
        <table:table-row table:style-name="ro1">
          <table:table-cell table:formula="of:=[.A20]+0.05" office:value-type="float" office:value="0.1" calcext:value-type="float">
            <text:p>0.100</text:p>
          </table:table-cell>
          <table:table-cell table:formula="of:=[.B$10]+[.$A21]*([.B$11]-[.B$10])" office:value-type="float" office:value="0.675" calcext:value-type="float">
            <text:p>0.675</text:p>
          </table:table-cell>
          <table:table-cell table:formula="of:=[.C$10]+[.$A21]*([.C$11]-[.C$10])" office:value-type="float" office:value="1.9575" calcext:value-type="float">
            <text:p>1.958</text:p>
          </table:table-cell>
          <table:table-cell table:formula="of:=[.B$6]*[.B$6]*([.B21]-[.B$4])/([.B$4]*[.B$8]*([.B21]-[.B$6]))" office:value-type="float" office:value="-3.12887034743498" calcext:value-type="float">
            <text:p>-3.129</text:p>
          </table:table-cell>
          <table:table-cell table:formula="of:=[.C$6]*[.C$6]*([.C21]-[.C$4])/([.C$4]*[.C$8]*([.C21]-[.C$6]))" office:value-type="float" office:value="-11.6247334700285" calcext:value-type="float">
            <text:p>-11.625</text:p>
          </table:table-cell>
          <table:table-cell table:formula="of:=2*ATAN([.B$7]*([.B21]-[.B$6])/(2*[.B21]*[.B$6]))" office:value-type="float" office:value="0.446955763584457" calcext:value-type="float">
            <text:p>0.447</text:p>
          </table:table-cell>
          <table:table-cell table:formula="of:=2*ATAN([.C$7]*([.C21]-[.C$6])/(2*[.C21]*[.C$6]))" office:value-type="float" office:value="0.145065120073666" calcext:value-type="float">
            <text:p>0.145</text:p>
          </table:table-cell>
          <table:table-cell table:formula="of:=TAN(0.5*PI()-[.F21])" office:value-type="float" office:value="2.08634992600318" calcext:value-type="float">
            <text:p>2.086</text:p>
          </table:table-cell>
          <table:table-cell table:formula="of:=TAN(0.5*PI()-[.G21])" office:value-type="float" office:value="6.84503283103309" calcext:value-type="float">
            <text:p>6.845</text:p>
          </table:table-cell>
          <table:table-cell table:formula="of:=[.J20]" office:value-type="float" office:value="1" calcext:value-type="float">
            <text:p>1.000</text:p>
          </table:table-cell>
          <table:table-cell table:style-name="Default" table:formula="of:=[.H21]*([.B$10]-[.B$11])" office:value-type="float" office:value="-3.65111237050557" calcext:value-type="float">
            <text:p>-3.65111237050557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1]+SQRT([.K21]*[.K21]-4*[.J21]*[.L21]))/(2*[.J21])" office:value-type="float" office:value="3.31137427153209" calcext:value-type="float">
            <text:p>3.311</text:p>
          </table:table-cell>
          <table:table-cell table:formula="of:=(-[.K21]-SQRT([.K21]*[.K21]-4*[.J21]*[.L21]))/(2*[.J21])" office:value-type="float" office:value="0.339738098973479" calcext:value-type="float">
            <text:p>0.340</text:p>
          </table:table-cell>
          <table:table-cell table:formula="of:=[.O20]" office:value-type="float" office:value="1" calcext:value-type="float">
            <text:p>1.000</text:p>
          </table:table-cell>
          <table:table-cell table:style-name="Default" table:formula="of:=[.H21]*([.C$10]-[.C$11])" office:value-type="float" office:value="-10.240500886799" calcext:value-type="float">
            <text:p>-10.240500886799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1]+SQRT([.P21]*[.P21]-4*[.O21]*[.Q21]))/(2*[.O21])" office:value-type="float" office:value="9.22719147087145" calcext:value-type="float">
            <text:p>9.227</text:p>
          </table:table-cell>
          <table:table-cell table:formula="of:=(-[.P21]-SQRT([.P21]*[.P21]-4*[.O21]*[.Q21]))/(2*[.O21])" office:value-type="float" office:value="1.0133094159275" calcext:value-type="float">
            <text:p>1.013</text:p>
          </table:table-cell>
          <table:table-cell table:number-columns-repeated="1005"/>
        </table:table-row>
        <table:table-row table:style-name="ro1">
          <table:table-cell table:formula="of:=[.A21]+0.05" office:value-type="float" office:value="0.15" calcext:value-type="float">
            <text:p>0.150</text:p>
          </table:table-cell>
          <table:table-cell table:formula="of:=[.B$10]+[.$A22]*([.B$11]-[.B$10])" office:value-type="float" office:value="0.7625" calcext:value-type="float">
            <text:p>0.763</text:p>
          </table:table-cell>
          <table:table-cell table:formula="of:=[.C$10]+[.$A22]*([.C$11]-[.C$10])" office:value-type="float" office:value="2.20291666666667" calcext:value-type="float">
            <text:p>2.203</text:p>
          </table:table-cell>
          <table:table-cell table:formula="of:=[.B$6]*[.B$6]*([.B22]-[.B$4])/([.B$4]*[.B$8]*([.B22]-[.B$6]))" office:value-type="float" office:value="0.461002103322095" calcext:value-type="float">
            <text:p>0.461</text:p>
          </table:table-cell>
          <table:table-cell table:formula="of:=[.C$6]*[.C$6]*([.C22]-[.C$4])/([.C$4]*[.C$8]*([.C22]-[.C$6]))" office:value-type="float" office:value="0.124061293179002" calcext:value-type="float">
            <text:p>0.124</text:p>
          </table:table-cell>
          <table:table-cell table:formula="of:=2*ATAN([.B$7]*([.B22]-[.B$6])/(2*[.B22]*[.B$6]))" office:value-type="float" office:value="0.447550617338026" calcext:value-type="float">
            <text:p>0.448</text:p>
          </table:table-cell>
          <table:table-cell table:formula="of:=2*ATAN([.C$7]*([.C22]-[.C$6])/(2*[.C22]*[.C$6]))" office:value-type="float" office:value="0.1452734549246" calcext:value-type="float">
            <text:p>0.145</text:p>
          </table:table-cell>
          <table:table-cell table:formula="of:=TAN(0.5*PI()-[.F22])" office:value-type="float" office:value="2.08316970602141" calcext:value-type="float">
            <text:p>2.083</text:p>
          </table:table-cell>
          <table:table-cell table:formula="of:=TAN(0.5*PI()-[.G22])" office:value-type="float" office:value="6.83507727329801" calcext:value-type="float">
            <text:p>6.835</text:p>
          </table:table-cell>
          <table:table-cell table:formula="of:=[.J21]" office:value-type="float" office:value="1" calcext:value-type="float">
            <text:p>1.000</text:p>
          </table:table-cell>
          <table:table-cell table:style-name="Default" table:formula="of:=[.H22]*([.B$10]-[.B$11])" office:value-type="float" office:value="-3.64554698553748" calcext:value-type="float">
            <text:p>-3.64554698553748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2]+SQRT([.K22]*[.K22]-4*[.J22]*[.L22]))/(2*[.J22])" office:value-type="float" office:value="3.30517128214254" calcext:value-type="float">
            <text:p>3.305</text:p>
          </table:table-cell>
          <table:table-cell table:formula="of:=(-[.K22]-SQRT([.K22]*[.K22]-4*[.J22]*[.L22]))/(2*[.J22])" office:value-type="float" office:value="0.340375703394933" calcext:value-type="float">
            <text:p>0.340</text:p>
          </table:table-cell>
          <table:table-cell table:formula="of:=[.O21]" office:value-type="float" office:value="1" calcext:value-type="float">
            <text:p>1.000</text:p>
          </table:table-cell>
          <table:table-cell table:style-name="Default" table:formula="of:=[.H22]*([.C$10]-[.C$11])" office:value-type="float" office:value="-10.2248913070551" calcext:value-type="float">
            <text:p>-10.2248913070551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2]+SQRT([.P22]*[.P22]-4*[.O22]*[.Q22]))/(2*[.O22])" office:value-type="float" office:value="9.20965208721781" calcext:value-type="float">
            <text:p>9.210</text:p>
          </table:table-cell>
          <table:table-cell table:formula="of:=(-[.P22]-SQRT([.P22]*[.P22]-4*[.O22]*[.Q22]))/(2*[.O22])" office:value-type="float" office:value="1.0152392198373" calcext:value-type="float">
            <text:p>1.015</text:p>
          </table:table-cell>
          <table:table-cell table:number-columns-repeated="1005"/>
        </table:table-row>
        <table:table-row table:style-name="ro1">
          <table:table-cell table:formula="of:=[.A22]+0.05" office:value-type="float" office:value="0.2" calcext:value-type="float">
            <text:p>0.200</text:p>
          </table:table-cell>
          <table:table-cell table:formula="of:=[.B$10]+[.$A23]*([.B$11]-[.B$10])" office:value-type="float" office:value="0.85" calcext:value-type="float">
            <text:p>0.850</text:p>
          </table:table-cell>
          <table:table-cell table:formula="of:=[.C$10]+[.$A23]*([.C$11]-[.C$10])" office:value-type="float" office:value="2.44833333333333" calcext:value-type="float">
            <text:p>2.448</text:p>
          </table:table-cell>
          <table:table-cell table:formula="of:=[.B$6]*[.B$6]*([.B23]-[.B$4])/([.B$4]*[.B$8]*([.B23]-[.B$6]))" office:value-type="float" office:value="3.30476092120211" calcext:value-type="float">
            <text:p>3.305</text:p>
          </table:table-cell>
          <table:table-cell table:formula="of:=[.C$6]*[.C$6]*([.C23]-[.C$4])/([.C$4]*[.C$8]*([.C23]-[.C$6]))" office:value-type="float" office:value="9.49319989561302" calcext:value-type="float">
            <text:p>9.493</text:p>
          </table:table-cell>
          <table:table-cell table:formula="of:=2*ATAN([.B$7]*([.B23]-[.B$6])/(2*[.B23]*[.B$6]))" office:value-type="float" office:value="0.448022943844776" calcext:value-type="float">
            <text:p>0.448</text:p>
          </table:table-cell>
          <table:table-cell table:formula="of:=2*ATAN([.C$7]*([.C23]-[.C$6])/(2*[.C23]*[.C$6]))" office:value-type="float" office:value="0.145440021259014" calcext:value-type="float">
            <text:p>0.145</text:p>
          </table:table-cell>
          <table:table-cell table:formula="of:=TAN(0.5*PI()-[.F23])" office:value-type="float" office:value="2.08065015217695" calcext:value-type="float">
            <text:p>2.081</text:p>
          </table:table-cell>
          <table:table-cell table:formula="of:=TAN(0.5*PI()-[.G23])" office:value-type="float" office:value="6.82713805277165" calcext:value-type="float">
            <text:p>6.827</text:p>
          </table:table-cell>
          <table:table-cell table:formula="of:=[.J22]" office:value-type="float" office:value="1" calcext:value-type="float">
            <text:p>1.000</text:p>
          </table:table-cell>
          <table:table-cell table:style-name="Default" table:formula="of:=[.H23]*([.B$10]-[.B$11])" office:value-type="float" office:value="-3.64113776630966" calcext:value-type="float">
            <text:p>-3.64113776630966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3]+SQRT([.K23]*[.K23]-4*[.J23]*[.L23]))/(2*[.J23])" office:value-type="float" office:value="3.30025501822255" calcext:value-type="float">
            <text:p>3.300</text:p>
          </table:table-cell>
          <table:table-cell table:formula="of:=(-[.K23]-SQRT([.K23]*[.K23]-4*[.J23]*[.L23]))/(2*[.J23])" office:value-type="float" office:value="0.340882748087117" calcext:value-type="float">
            <text:p>0.341</text:p>
          </table:table-cell>
          <table:table-cell table:formula="of:=[.O22]" office:value-type="float" office:value="1" calcext:value-type="float">
            <text:p>1.000</text:p>
          </table:table-cell>
          <table:table-cell table:style-name="Default" table:formula="of:=[.H23]*([.C$10]-[.C$11])" office:value-type="float" office:value="-10.2125244969352" calcext:value-type="float">
            <text:p>-10.2125244969352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3]+SQRT([.P23]*[.P23]-4*[.O23]*[.Q23]))/(2*[.O23])" office:value-type="float" office:value="9.1957504988634" calcext:value-type="float">
            <text:p>9.196</text:p>
          </table:table-cell>
          <table:table-cell table:formula="of:=(-[.P23]-SQRT([.P23]*[.P23]-4*[.O23]*[.Q23]))/(2*[.O23])" office:value-type="float" office:value="1.01677399807179" calcext:value-type="float">
            <text:p>1.017</text:p>
          </table:table-cell>
          <table:table-cell table:number-columns-repeated="1005"/>
        </table:table-row>
        <table:table-row table:style-name="ro1">
          <table:table-cell table:formula="of:=[.A23]+0.05" office:value-type="float" office:value="0.25" calcext:value-type="float">
            <text:p>0.250</text:p>
          </table:table-cell>
          <table:table-cell table:formula="of:=[.B$10]+[.$A24]*([.B$11]-[.B$10])" office:value-type="float" office:value="0.9375" calcext:value-type="float">
            <text:p>0.938</text:p>
          </table:table-cell>
          <table:table-cell table:formula="of:=[.C$10]+[.$A24]*([.C$11]-[.C$10])" office:value-type="float" office:value="2.69375" calcext:value-type="float">
            <text:p>2.694</text:p>
          </table:table-cell>
          <table:table-cell table:formula="of:=[.B$6]*[.B$6]*([.B24]-[.B$4])/([.B$4]*[.B$8]*([.B24]-[.B$6]))" office:value-type="float" office:value="5.61311598100896" calcext:value-type="float">
            <text:p>5.613</text:p>
          </table:table-cell>
          <table:table-cell table:formula="of:=[.C$6]*[.C$6]*([.C24]-[.C$4])/([.C$4]*[.C$8]*([.C24]-[.C$6]))" office:value-type="float" office:value="17.1391776434542" calcext:value-type="float">
            <text:p>17.139</text:p>
          </table:table-cell>
          <table:table-cell table:formula="of:=2*ATAN([.B$7]*([.B24]-[.B$6])/(2*[.B24]*[.B$6]))" office:value-type="float" office:value="0.448407065261084" calcext:value-type="float">
            <text:p>0.448</text:p>
          </table:table-cell>
          <table:table-cell table:formula="of:=2*ATAN([.C$7]*([.C24]-[.C$6])/(2*[.C24]*[.C$6]))" office:value-type="float" office:value="0.145576235721293" calcext:value-type="float">
            <text:p>0.146</text:p>
          </table:table-cell>
          <table:table-cell table:formula="of:=TAN(0.5*PI()-[.F24])" office:value-type="float" office:value="2.07860476341496" calcext:value-type="float">
            <text:p>2.079</text:p>
          </table:table-cell>
          <table:table-cell table:formula="of:=TAN(0.5*PI()-[.G24])" office:value-type="float" office:value="6.82065893280912" calcext:value-type="float">
            <text:p>6.821</text:p>
          </table:table-cell>
          <table:table-cell table:formula="of:=[.J23]" office:value-type="float" office:value="1" calcext:value-type="float">
            <text:p>1.000</text:p>
          </table:table-cell>
          <table:table-cell table:style-name="Default" table:formula="of:=[.H24]*([.B$10]-[.B$11])" office:value-type="float" office:value="-3.63755833597618" calcext:value-type="float">
            <text:p>-3.63755833597618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4]+SQRT([.K24]*[.K24]-4*[.J24]*[.L24]))/(2*[.J24])" office:value-type="float" office:value="3.29626272522568" calcext:value-type="float">
            <text:p>3.296</text:p>
          </table:table-cell>
          <table:table-cell table:formula="of:=(-[.K24]-SQRT([.K24]*[.K24]-4*[.J24]*[.L24]))/(2*[.J24])" office:value-type="float" office:value="0.341295610750499" calcext:value-type="float">
            <text:p>0.341</text:p>
          </table:table-cell>
          <table:table-cell table:formula="of:=[.O23]" office:value-type="float" office:value="1" calcext:value-type="float">
            <text:p>1.000</text:p>
          </table:table-cell>
          <table:table-cell table:style-name="Default" table:formula="of:=[.H24]*([.C$10]-[.C$11])" office:value-type="float" office:value="-10.2024850470951" calcext:value-type="float">
            <text:p>-10.2024850470951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4]+SQRT([.P24]*[.P24]-4*[.O24]*[.Q24]))/(2*[.O24])" office:value-type="float" office:value="9.18446126420419" calcext:value-type="float">
            <text:p>9.184</text:p>
          </table:table-cell>
          <table:table-cell table:formula="of:=(-[.P24]-SQRT([.P24]*[.P24]-4*[.O24]*[.Q24]))/(2*[.O24])" office:value-type="float" office:value="1.01802378289089" calcext:value-type="float">
            <text:p>1.018</text:p>
          </table:table-cell>
          <table:table-cell table:number-columns-repeated="1005"/>
        </table:table-row>
        <table:table-row table:style-name="ro1">
          <table:table-cell table:formula="of:=[.A24]+0.05" office:value-type="float" office:value="0.3" calcext:value-type="float">
            <text:p>0.300</text:p>
          </table:table-cell>
          <table:table-cell table:formula="of:=[.B$10]+[.$A25]*([.B$11]-[.B$10])" office:value-type="float" office:value="1.025" calcext:value-type="float">
            <text:p>1.025</text:p>
          </table:table-cell>
          <table:table-cell table:formula="of:=[.C$10]+[.$A25]*([.C$11]-[.C$10])" office:value-type="float" office:value="2.93916666666667" calcext:value-type="float">
            <text:p>2.939</text:p>
          </table:table-cell>
          <table:table-cell table:formula="of:=[.B$6]*[.B$6]*([.B25]-[.B$4])/([.B$4]*[.B$8]*([.B25]-[.B$6]))" office:value-type="float" office:value="7.52426146808602" calcext:value-type="float">
            <text:p>7.524</text:p>
          </table:table-cell>
          <table:table-cell table:formula="of:=[.C$6]*[.C$6]*([.C25]-[.C$4])/([.C$4]*[.C$8]*([.C25]-[.C$6]))" office:value-type="float" office:value="23.4973427251591" calcext:value-type="float">
            <text:p>23.497</text:p>
          </table:table-cell>
          <table:table-cell table:formula="of:=2*ATAN([.B$7]*([.B25]-[.B$6])/(2*[.B25]*[.B$6]))" office:value-type="float" office:value="0.448725579455155" calcext:value-type="float">
            <text:p>0.449</text:p>
          </table:table-cell>
          <table:table-cell table:formula="of:=2*ATAN([.C$7]*([.C25]-[.C$6])/(2*[.C25]*[.C$6]))" office:value-type="float" office:value="0.145689701683129" calcext:value-type="float">
            <text:p>0.146</text:p>
          </table:table-cell>
          <table:table-cell table:formula="of:=TAN(0.5*PI()-[.F25])" office:value-type="float" office:value="2.07691119869952" calcext:value-type="float">
            <text:p>2.077</text:p>
          </table:table-cell>
          <table:table-cell table:formula="of:=TAN(0.5*PI()-[.G25])" office:value-type="float" office:value="6.81527104251363" calcext:value-type="float">
            <text:p>6.815</text:p>
          </table:table-cell>
          <table:table-cell table:formula="of:=[.J24]" office:value-type="float" office:value="1" calcext:value-type="float">
            <text:p>1.000</text:p>
          </table:table-cell>
          <table:table-cell table:style-name="Default" table:formula="of:=[.H25]*([.B$10]-[.B$11])" office:value-type="float" office:value="-3.63459459772416" calcext:value-type="float">
            <text:p>-3.63459459772416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5]+SQRT([.K25]*[.K25]-4*[.J25]*[.L25]))/(2*[.J25])" office:value-type="float" office:value="3.29295629485384" calcext:value-type="float">
            <text:p>3.293</text:p>
          </table:table-cell>
          <table:table-cell table:formula="of:=(-[.K25]-SQRT([.K25]*[.K25]-4*[.J25]*[.L25]))/(2*[.J25])" office:value-type="float" office:value="0.341638302870319" calcext:value-type="float">
            <text:p>0.342</text:p>
          </table:table-cell>
          <table:table-cell table:formula="of:=[.O24]" office:value-type="float" office:value="1" calcext:value-type="float">
            <text:p>1.000</text:p>
          </table:table-cell>
          <table:table-cell table:style-name="Default" table:formula="of:=[.H25]*([.C$10]-[.C$11])" office:value-type="float" office:value="-10.1941724669501" calcext:value-type="float">
            <text:p>-10.1941724669501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5]+SQRT([.P25]*[.P25]-4*[.O25]*[.Q25]))/(2*[.O25])" office:value-type="float" office:value="9.17511125442346" calcext:value-type="float">
            <text:p>9.175</text:p>
          </table:table-cell>
          <table:table-cell table:formula="of:=(-[.P25]-SQRT([.P25]*[.P25]-4*[.O25]*[.Q25]))/(2*[.O25])" office:value-type="float" office:value="1.01906121252669" calcext:value-type="float">
            <text:p>1.019</text:p>
          </table:table-cell>
          <table:table-cell table:number-columns-repeated="1005"/>
        </table:table-row>
        <table:table-row table:style-name="ro1">
          <table:table-cell table:formula="of:=[.A25]+0.05" office:value-type="float" office:value="0.35" calcext:value-type="float">
            <text:p>0.350</text:p>
          </table:table-cell>
          <table:table-cell table:formula="of:=[.B$10]+[.$A26]*([.B$11]-[.B$10])" office:value-type="float" office:value="1.1125" calcext:value-type="float">
            <text:p>1.113</text:p>
          </table:table-cell>
          <table:table-cell table:formula="of:=[.C$10]+[.$A26]*([.C$11]-[.C$10])" office:value-type="float" office:value="3.18458333333333" calcext:value-type="float">
            <text:p>3.185</text:p>
          </table:table-cell>
          <table:table-cell table:formula="of:=[.B$6]*[.B$6]*([.B26]-[.B$4])/([.B$4]*[.B$8]*([.B26]-[.B$6]))" office:value-type="float" office:value="9.13259983860492" calcext:value-type="float">
            <text:p>9.133</text:p>
          </table:table-cell>
          <table:table-cell table:formula="of:=[.C$6]*[.C$6]*([.C26]-[.C$4])/([.C$4]*[.C$8]*([.C26]-[.C$6]))" office:value-type="float" office:value="28.8677828343929" calcext:value-type="float">
            <text:p>28.868</text:p>
          </table:table-cell>
          <table:table-cell table:formula="of:=2*ATAN([.B$7]*([.B26]-[.B$6])/(2*[.B26]*[.B$6]))" office:value-type="float" office:value="0.448993972319355" calcext:value-type="float">
            <text:p>0.449</text:p>
          </table:table-cell>
          <table:table-cell table:formula="of:=2*ATAN([.C$7]*([.C26]-[.C$6])/(2*[.C26]*[.C$6]))" office:value-type="float" office:value="0.145785678634288" calcext:value-type="float">
            <text:p>0.146</text:p>
          </table:table-cell>
          <table:table-cell table:formula="of:=TAN(0.5*PI()-[.F26])" office:value-type="float" office:value="2.07548587156109" calcext:value-type="float">
            <text:p>2.075</text:p>
          </table:table-cell>
          <table:table-cell table:formula="of:=TAN(0.5*PI()-[.G26])" office:value-type="float" office:value="6.8107201126623" calcext:value-type="float">
            <text:p>6.811</text:p>
          </table:table-cell>
          <table:table-cell table:formula="of:=[.J25]" office:value-type="float" office:value="1" calcext:value-type="float">
            <text:p>1.000</text:p>
          </table:table-cell>
          <table:table-cell table:style-name="Default" table:formula="of:=[.H26]*([.B$10]-[.B$11])" office:value-type="float" office:value="-3.63210027523191" calcext:value-type="float">
            <text:p>-3.63210027523191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6]+SQRT([.K26]*[.K26]-4*[.J26]*[.L26]))/(2*[.J26])" office:value-type="float" office:value="3.2901729623273" calcext:value-type="float">
            <text:p>3.290</text:p>
          </table:table-cell>
          <table:table-cell table:formula="of:=(-[.K26]-SQRT([.K26]*[.K26]-4*[.J26]*[.L26]))/(2*[.J26])" office:value-type="float" office:value="0.341927312904618" calcext:value-type="float">
            <text:p>0.342</text:p>
          </table:table-cell>
          <table:table-cell table:formula="of:=[.O25]" office:value-type="float" office:value="1" calcext:value-type="float">
            <text:p>1.000</text:p>
          </table:table-cell>
          <table:table-cell table:style-name="Default" table:formula="of:=[.H26]*([.C$10]-[.C$11])" office:value-type="float" office:value="-10.1871764862457" calcext:value-type="float">
            <text:p>-10.1871764862457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6]+SQRT([.P26]*[.P26]-4*[.O26]*[.Q26]))/(2*[.O26])" office:value-type="float" office:value="9.16724031349893" calcext:value-type="float">
            <text:p>9.167</text:p>
          </table:table-cell>
          <table:table-cell table:formula="of:=(-[.P26]-SQRT([.P26]*[.P26]-4*[.O26]*[.Q26]))/(2*[.O26])" office:value-type="float" office:value="1.01993617274677" calcext:value-type="float">
            <text:p>1.020</text:p>
          </table:table-cell>
          <table:table-cell table:number-columns-repeated="1005"/>
        </table:table-row>
        <table:table-row table:style-name="ro1">
          <table:table-cell table:formula="of:=[.A26]+0.05" office:value-type="float" office:value="0.4" calcext:value-type="float">
            <text:p>0.400</text:p>
          </table:table-cell>
          <table:table-cell table:formula="of:=[.B$10]+[.$A27]*([.B$11]-[.B$10])" office:value-type="float" office:value="1.2" calcext:value-type="float">
            <text:p>1.200</text:p>
          </table:table-cell>
          <table:table-cell table:formula="of:=[.C$10]+[.$A27]*([.C$11]-[.C$10])" office:value-type="float" office:value="3.43" calcext:value-type="float">
            <text:p>3.430</text:p>
          </table:table-cell>
          <table:table-cell table:formula="of:=[.B$6]*[.B$6]*([.B27]-[.B$4])/([.B$4]*[.B$8]*([.B27]-[.B$6]))" office:value-type="float" office:value="10.5048147067406" calcext:value-type="float">
            <text:p>10.505</text:p>
          </table:table-cell>
          <table:table-cell table:formula="of:=[.C$6]*[.C$6]*([.C27]-[.C$4])/([.C$4]*[.C$8]*([.C27]-[.C$6]))" office:value-type="float" office:value="33.4640699273911" calcext:value-type="float">
            <text:p>33.464</text:p>
          </table:table-cell>
          <table:table-cell table:formula="of:=2*ATAN([.B$7]*([.B27]-[.B$6])/(2*[.B27]*[.B$6]))" office:value-type="float" office:value="0.449223211533066" calcext:value-type="float">
            <text:p>0.449</text:p>
          </table:table-cell>
          <table:table-cell table:formula="of:=2*ATAN([.C$7]*([.C27]-[.C$6])/(2*[.C27]*[.C$6]))" office:value-type="float" office:value="0.145867920739277" calcext:value-type="float">
            <text:p>0.146</text:p>
          </table:table-cell>
          <table:table-cell table:formula="of:=TAN(0.5*PI()-[.F27])" office:value-type="float" office:value="2.07426973057096" calcext:value-type="float">
            <text:p>2.074</text:p>
          </table:table-cell>
          <table:table-cell table:formula="of:=TAN(0.5*PI()-[.G27])" office:value-type="float" office:value="6.80682517745763" calcext:value-type="float">
            <text:p>6.807</text:p>
          </table:table-cell>
          <table:table-cell table:formula="of:=[.J26]" office:value-type="float" office:value="1" calcext:value-type="float">
            <text:p>1.000</text:p>
          </table:table-cell>
          <table:table-cell table:style-name="Default" table:formula="of:=[.H27]*([.B$10]-[.B$11])" office:value-type="float" office:value="-3.62997202849917" calcext:value-type="float">
            <text:p>-3.62997202849917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7]+SQRT([.K27]*[.K27]-4*[.J27]*[.L27]))/(2*[.J27])" office:value-type="float" office:value="3.28779768989641" calcext:value-type="float">
            <text:p>3.288</text:p>
          </table:table-cell>
          <table:table-cell table:formula="of:=(-[.K27]-SQRT([.K27]*[.K27]-4*[.J27]*[.L27]))/(2*[.J27])" office:value-type="float" office:value="0.342174338602764" calcext:value-type="float">
            <text:p>0.342</text:p>
          </table:table-cell>
          <table:table-cell table:formula="of:=[.O26]" office:value-type="float" office:value="1" calcext:value-type="float">
            <text:p>1.000</text:p>
          </table:table-cell>
          <table:table-cell table:style-name="Default" table:formula="of:=[.H27]*([.C$10]-[.C$11])" office:value-type="float" office:value="-10.1812072608858" calcext:value-type="float">
            <text:p>-10.1812072608858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7]+SQRT([.P27]*[.P27]-4*[.O27]*[.Q27]))/(2*[.O27])" office:value-type="float" office:value="9.16052320240967" calcext:value-type="float">
            <text:p>9.161</text:p>
          </table:table-cell>
          <table:table-cell table:formula="of:=(-[.P27]-SQRT([.P27]*[.P27]-4*[.O27]*[.Q27]))/(2*[.O27])" office:value-type="float" office:value="1.0206840584761" calcext:value-type="float">
            <text:p>1.021</text:p>
          </table:table-cell>
          <table:table-cell table:number-columns-repeated="1005"/>
        </table:table-row>
        <table:table-row table:style-name="ro1">
          <table:table-cell table:formula="of:=[.A27]+0.05" office:value-type="float" office:value="0.45" calcext:value-type="float">
            <text:p>0.450</text:p>
          </table:table-cell>
          <table:table-cell table:formula="of:=[.B$10]+[.$A28]*([.B$11]-[.B$10])" office:value-type="float" office:value="1.2875" calcext:value-type="float">
            <text:p>1.288</text:p>
          </table:table-cell>
          <table:table-cell table:formula="of:=[.C$10]+[.$A28]*([.C$11]-[.C$10])" office:value-type="float" office:value="3.67541666666667" calcext:value-type="float">
            <text:p>3.675</text:p>
          </table:table-cell>
          <table:table-cell table:formula="of:=[.B$6]*[.B$6]*([.B28]-[.B$4])/([.B$4]*[.B$8]*([.B28]-[.B$6]))" office:value-type="float" office:value="11.6893487605552" calcext:value-type="float">
            <text:p>11.689</text:p>
          </table:table-cell>
          <table:table-cell table:formula="of:=[.C$6]*[.C$6]*([.C28]-[.C$4])/([.C$4]*[.C$8]*([.C28]-[.C$6]))" office:value-type="float" office:value="37.4423423878643" calcext:value-type="float">
            <text:p>37.442</text:p>
          </table:table-cell>
          <table:table-cell table:formula="of:=2*ATAN([.B$7]*([.B28]-[.B$6])/(2*[.B28]*[.B$6]))" office:value-type="float" office:value="0.449421282350259" calcext:value-type="float">
            <text:p>0.449</text:p>
          </table:table-cell>
          <table:table-cell table:formula="of:=2*ATAN([.C$7]*([.C28]-[.C$6])/(2*[.C28]*[.C$6]))" office:value-type="float" office:value="0.145939179426919" calcext:value-type="float">
            <text:p>0.146</text:p>
          </table:table-cell>
          <table:table-cell table:formula="of:=TAN(0.5*PI()-[.F28])" office:value-type="float" office:value="2.0732198725857" calcext:value-type="float">
            <text:p>2.073</text:p>
          </table:table-cell>
          <table:table-cell table:formula="of:=TAN(0.5*PI()-[.G28])" office:value-type="float" office:value="6.80345393453088" calcext:value-type="float">
            <text:p>6.803</text:p>
          </table:table-cell>
          <table:table-cell table:formula="of:=[.J27]" office:value-type="float" office:value="1" calcext:value-type="float">
            <text:p>1.000</text:p>
          </table:table-cell>
          <table:table-cell table:style-name="Default" table:formula="of:=[.H28]*([.B$10]-[.B$11])" office:value-type="float" office:value="-3.62813477702498" calcext:value-type="float">
            <text:p>-3.62813477702498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8]+SQRT([.K28]*[.K28]-4*[.J28]*[.L28]))/(2*[.J28])" office:value-type="float" office:value="3.28574686790483" calcext:value-type="float">
            <text:p>3.286</text:p>
          </table:table-cell>
          <table:table-cell table:formula="of:=(-[.K28]-SQRT([.K28]*[.K28]-4*[.J28]*[.L28]))/(2*[.J28])" office:value-type="float" office:value="0.342387909120144" calcext:value-type="float">
            <text:p>0.342</text:p>
          </table:table-cell>
          <table:table-cell table:formula="of:=[.O27]" office:value-type="float" office:value="1" calcext:value-type="float">
            <text:p>1.000</text:p>
          </table:table-cell>
          <table:table-cell table:style-name="Default" table:formula="of:=[.H28]*([.C$10]-[.C$11])" office:value-type="float" office:value="-10.1760542079415" calcext:value-type="float">
            <text:p>-10.1760542079415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8]+SQRT([.P28]*[.P28]-4*[.O28]*[.Q28]))/(2*[.O28])" office:value-type="float" office:value="9.15472352867974" calcext:value-type="float">
            <text:p>9.155</text:p>
          </table:table-cell>
          <table:table-cell table:formula="of:=(-[.P28]-SQRT([.P28]*[.P28]-4*[.O28]*[.Q28]))/(2*[.O28])" office:value-type="float" office:value="1.02133067926175" calcext:value-type="float">
            <text:p>1.021</text:p>
          </table:table-cell>
          <table:table-cell table:number-columns-repeated="1005"/>
        </table:table-row>
        <table:table-row table:style-name="ro1">
          <table:table-cell table:formula="of:=[.A28]+0.05" office:value-type="float" office:value="0.5" calcext:value-type="float">
            <text:p>0.500</text:p>
          </table:table-cell>
          <table:table-cell table:formula="of:=[.B$10]+[.$A29]*([.B$11]-[.B$10])" office:value-type="float" office:value="1.375" calcext:value-type="float">
            <text:p>1.375</text:p>
          </table:table-cell>
          <table:table-cell table:formula="of:=[.C$10]+[.$A29]*([.C$11]-[.C$10])" office:value-type="float" office:value="3.92083333333333" calcext:value-type="float">
            <text:p>3.921</text:p>
          </table:table-cell>
          <table:table-cell table:formula="of:=[.B$6]*[.B$6]*([.B29]-[.B$4])/([.B$4]*[.B$8]*([.B29]-[.B$6]))" office:value-type="float" office:value="12.7222416589803" calcext:value-type="float">
            <text:p>12.722</text:p>
          </table:table-cell>
          <table:table-cell table:formula="of:=[.C$6]*[.C$6]*([.C29]-[.C$4])/([.C$4]*[.C$8]*([.C29]-[.C$6]))" office:value-type="float" office:value="40.9193950666864" calcext:value-type="float">
            <text:p>40.919</text:p>
          </table:table-cell>
          <table:table-cell table:formula="of:=2*ATAN([.B$7]*([.B29]-[.B$6])/(2*[.B29]*[.B$6]))" office:value-type="float" office:value="0.449594136826809" calcext:value-type="float">
            <text:p>0.450</text:p>
          </table:table-cell>
          <table:table-cell table:formula="of:=2*ATAN([.C$7]*([.C29]-[.C$6])/(2*[.C29]*[.C$6]))" office:value-type="float" office:value="0.146001517222075" calcext:value-type="float">
            <text:p>0.146</text:p>
          </table:table-cell>
          <table:table-cell table:formula="of:=TAN(0.5*PI()-[.F29])" office:value-type="float" office:value="2.07230437604633" calcext:value-type="float">
            <text:p>2.072</text:p>
          </table:table-cell>
          <table:table-cell table:formula="of:=TAN(0.5*PI()-[.G29])" office:value-type="float" office:value="6.80050741776929" calcext:value-type="float">
            <text:p>6.801</text:p>
          </table:table-cell>
          <table:table-cell table:formula="of:=[.J28]" office:value-type="float" office:value="1" calcext:value-type="float">
            <text:p>1.000</text:p>
          </table:table-cell>
          <table:table-cell table:style-name="Default" table:formula="of:=[.H29]*([.B$10]-[.B$11])" office:value-type="float" office:value="-3.62653265808108" calcext:value-type="float">
            <text:p>-3.62653265808108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29]+SQRT([.K29]*[.K29]-4*[.J29]*[.L29]))/(2*[.J29])" office:value-type="float" office:value="3.283958268242" calcext:value-type="float">
            <text:p>3.284</text:p>
          </table:table-cell>
          <table:table-cell table:formula="of:=(-[.K29]-SQRT([.K29]*[.K29]-4*[.J29]*[.L29]))/(2*[.J29])" office:value-type="float" office:value="0.342574389839078" calcext:value-type="float">
            <text:p>0.343</text:p>
          </table:table-cell>
          <table:table-cell table:formula="of:=[.O28]" office:value-type="float" office:value="1" calcext:value-type="float">
            <text:p>1.000</text:p>
          </table:table-cell>
          <table:table-cell table:style-name="Default" table:formula="of:=[.H29]*([.C$10]-[.C$11])" office:value-type="float" office:value="-10.1715606457607" calcext:value-type="float">
            <text:p>-10.1715606457607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29]+SQRT([.P29]*[.P29]-4*[.O29]*[.Q29]))/(2*[.O29])" office:value-type="float" office:value="9.14966534741012" calcext:value-type="float">
            <text:p>9.150</text:p>
          </table:table-cell>
          <table:table-cell table:formula="of:=(-[.P29]-SQRT([.P29]*[.P29]-4*[.O29]*[.Q29]))/(2*[.O29])" office:value-type="float" office:value="1.02189529835062" calcext:value-type="float">
            <text:p>1.022</text:p>
          </table:table-cell>
          <table:table-cell table:number-columns-repeated="1005"/>
        </table:table-row>
        <table:table-row table:style-name="ro1">
          <table:table-cell table:formula="of:=[.A29]+0.05" office:value-type="float" office:value="0.55" calcext:value-type="float">
            <text:p>0.550</text:p>
          </table:table-cell>
          <table:table-cell table:formula="of:=[.B$10]+[.$A30]*([.B$11]-[.B$10])" office:value-type="float" office:value="1.4625" calcext:value-type="float">
            <text:p>1.463</text:p>
          </table:table-cell>
          <table:table-cell table:formula="of:=[.C$10]+[.$A30]*([.C$11]-[.C$10])" office:value-type="float" office:value="4.16625" calcext:value-type="float">
            <text:p>4.166</text:p>
          </table:table-cell>
          <table:table-cell table:formula="of:=[.B$6]*[.B$6]*([.B30]-[.B$4])/([.B$4]*[.B$8]*([.B30]-[.B$6]))" office:value-type="float" office:value="13.630860747007" calcext:value-type="float">
            <text:p>13.631</text:p>
          </table:table-cell>
          <table:table-cell table:formula="of:=[.C$6]*[.C$6]*([.C30]-[.C$4])/([.C$4]*[.C$8]*([.C30]-[.C$6]))" office:value-type="float" office:value="43.9843370647909" calcext:value-type="float">
            <text:p>43.984</text:p>
          </table:table-cell>
          <table:table-cell table:formula="of:=2*ATAN([.B$7]*([.B30]-[.B$6])/(2*[.B30]*[.B$6]))" office:value-type="float" office:value="0.44974630220727" calcext:value-type="float">
            <text:p>0.450</text:p>
          </table:table-cell>
          <table:table-cell table:formula="of:=2*ATAN([.C$7]*([.C30]-[.C$6])/(2*[.C30]*[.C$6]))" office:value-type="float" office:value="0.146056510654615" calcext:value-type="float">
            <text:p>0.146</text:p>
          </table:table-cell>
          <table:table-cell table:formula="of:=TAN(0.5*PI()-[.F30])" office:value-type="float" office:value="2.07149899869943" calcext:value-type="float">
            <text:p>2.071</text:p>
          </table:table-cell>
          <table:table-cell table:formula="of:=TAN(0.5*PI()-[.G30])" office:value-type="float" office:value="6.79791011984202" calcext:value-type="float">
            <text:p>6.798</text:p>
          </table:table-cell>
          <table:table-cell table:formula="of:=[.J29]" office:value-type="float" office:value="1" calcext:value-type="float">
            <text:p>1.000</text:p>
          </table:table-cell>
          <table:table-cell table:style-name="Default" table:formula="of:=[.H30]*([.B$10]-[.B$11])" office:value-type="float" office:value="-3.625123247724" calcext:value-type="float">
            <text:p>-3.625123247724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0]+SQRT([.K30]*[.K30]-4*[.J30]*[.L30]))/(2*[.J30])" office:value-type="float" office:value="3.28238462010926" calcext:value-type="float">
            <text:p>3.282</text:p>
          </table:table-cell>
          <table:table-cell table:formula="of:=(-[.K30]-SQRT([.K30]*[.K30]-4*[.J30]*[.L30]))/(2*[.J30])" office:value-type="float" office:value="0.342738627614747" calcext:value-type="float">
            <text:p>0.343</text:p>
          </table:table-cell>
          <table:table-cell table:formula="of:=[.O29]" office:value-type="float" office:value="1" calcext:value-type="float">
            <text:p>1.000</text:p>
          </table:table-cell>
          <table:table-cell table:style-name="Default" table:formula="of:=[.H30]*([.C$10]-[.C$11])" office:value-type="float" office:value="-10.167607585283" calcext:value-type="float">
            <text:p>-10.167607585283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0]+SQRT([.P30]*[.P30]-4*[.O30]*[.Q30]))/(2*[.O30])" office:value-type="float" office:value="9.14521500083952" calcext:value-type="float">
            <text:p>9.145</text:p>
          </table:table-cell>
          <table:table-cell table:formula="of:=(-[.P30]-SQRT([.P30]*[.P30]-4*[.O30]*[.Q30]))/(2*[.O30])" office:value-type="float" office:value="1.02239258444352" calcext:value-type="float">
            <text:p>1.022</text:p>
          </table:table-cell>
          <table:table-cell table:number-columns-repeated="1005"/>
        </table:table-row>
        <table:table-row table:style-name="ro1">
          <table:table-cell table:formula="of:=[.A30]+0.05" office:value-type="float" office:value="0.6" calcext:value-type="float">
            <text:p>0.600</text:p>
          </table:table-cell>
          <table:table-cell table:formula="of:=[.B$10]+[.$A31]*([.B$11]-[.B$10])" office:value-type="float" office:value="1.55" calcext:value-type="float">
            <text:p>1.550</text:p>
          </table:table-cell>
          <table:table-cell table:formula="of:=[.C$10]+[.$A31]*([.C$11]-[.C$10])" office:value-type="float" office:value="4.41166666666667" calcext:value-type="float">
            <text:p>4.412</text:p>
          </table:table-cell>
          <table:table-cell table:formula="of:=[.B$6]*[.B$6]*([.B31]-[.B$4])/([.B$4]*[.B$8]*([.B31]-[.B$6]))" office:value-type="float" office:value="14.4363615857441" calcext:value-type="float">
            <text:p>14.436</text:p>
          </table:table-cell>
          <table:table-cell table:formula="of:=[.C$6]*[.C$6]*([.C31]-[.C$4])/([.C$4]*[.C$8]*([.C31]-[.C$6]))" office:value-type="float" office:value="46.7063362747336" calcext:value-type="float">
            <text:p>46.706</text:p>
          </table:table-cell>
          <table:table-cell table:formula="of:=2*ATAN([.B$7]*([.B31]-[.B$6])/(2*[.B31]*[.B$6]))" office:value-type="float" office:value="0.44988128319247" calcext:value-type="float">
            <text:p>0.450</text:p>
          </table:table-cell>
          <table:table-cell table:formula="of:=2*ATAN([.C$7]*([.C31]-[.C$6])/(2*[.C31]*[.C$6]))" office:value-type="float" office:value="0.146105385440608" calcext:value-type="float">
            <text:p>0.146</text:p>
          </table:table-cell>
          <table:table-cell table:formula="of:=TAN(0.5*PI()-[.F31])" office:value-type="float" office:value="2.07078499935422" calcext:value-type="float">
            <text:p>2.071</text:p>
          </table:table-cell>
          <table:table-cell table:formula="of:=TAN(0.5*PI()-[.G31])" office:value-type="float" office:value="6.795603430263" calcext:value-type="float">
            <text:p>6.796</text:p>
          </table:table-cell>
          <table:table-cell table:formula="of:=[.J30]" office:value-type="float" office:value="1" calcext:value-type="float">
            <text:p>1.000</text:p>
          </table:table-cell>
          <table:table-cell table:style-name="Default" table:formula="of:=[.H31]*([.B$10]-[.B$11])" office:value-type="float" office:value="-3.62387374886988" calcext:value-type="float">
            <text:p>-3.62387374886988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1]+SQRT([.K31]*[.K31]-4*[.J31]*[.L31]))/(2*[.J31])" office:value-type="float" office:value="3.28098937075258" calcext:value-type="float">
            <text:p>3.281</text:p>
          </table:table-cell>
          <table:table-cell table:formula="of:=(-[.K31]-SQRT([.K31]*[.K31]-4*[.J31]*[.L31]))/(2*[.J31])" office:value-type="float" office:value="0.34288437811731" calcext:value-type="float">
            <text:p>0.343</text:p>
          </table:table-cell>
          <table:table-cell table:formula="of:=[.O30]" office:value-type="float" office:value="1" calcext:value-type="float">
            <text:p>1.000</text:p>
          </table:table-cell>
          <table:table-cell table:style-name="Default" table:formula="of:=[.H31]*([.C$10]-[.C$11])" office:value-type="float" office:value="-10.164103038497" calcext:value-type="float">
            <text:p>-10.164103038497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1]+SQRT([.P31]*[.P31]-4*[.O31]*[.Q31]))/(2*[.O31])" office:value-type="float" office:value="9.14126913404764" calcext:value-type="float">
            <text:p>9.141</text:p>
          </table:table-cell>
          <table:table-cell table:formula="of:=(-[.P31]-SQRT([.P31]*[.P31]-4*[.O31]*[.Q31]))/(2*[.O31])" office:value-type="float" office:value="1.02283390444932" calcext:value-type="float">
            <text:p>1.023</text:p>
          </table:table-cell>
          <table:table-cell table:number-columns-repeated="1005"/>
        </table:table-row>
        <table:table-row table:style-name="ro1">
          <table:table-cell table:formula="of:=[.A31]+0.05" office:value-type="float" office:value="0.65" calcext:value-type="float">
            <text:p>0.650</text:p>
          </table:table-cell>
          <table:table-cell table:formula="of:=[.B$10]+[.$A32]*([.B$11]-[.B$10])" office:value-type="float" office:value="1.6375" calcext:value-type="float">
            <text:p>1.638</text:p>
          </table:table-cell>
          <table:table-cell table:formula="of:=[.C$10]+[.$A32]*([.C$11]-[.C$10])" office:value-type="float" office:value="4.65708333333333" calcext:value-type="float">
            <text:p>4.657</text:p>
          </table:table-cell>
          <table:table-cell table:formula="of:=[.B$6]*[.B$6]*([.B32]-[.B$4])/([.B$4]*[.B$8]*([.B32]-[.B$6]))" office:value-type="float" office:value="15.1553557372894" calcext:value-type="float">
            <text:p>15.155</text:p>
          </table:table-cell>
          <table:table-cell table:formula="of:=[.C$6]*[.C$6]*([.C32]-[.C$4])/([.C$4]*[.C$8]*([.C32]-[.C$6]))" office:value-type="float" office:value="49.139901998186" calcext:value-type="float">
            <text:p>49.140</text:p>
          </table:table-cell>
          <table:table-cell table:formula="of:=2*ATAN([.B$7]*([.B32]-[.B$6])/(2*[.B32]*[.B$6]))" office:value-type="float" office:value="0.450001835204566" calcext:value-type="float">
            <text:p>0.450</text:p>
          </table:table-cell>
          <table:table-cell table:formula="of:=2*ATAN([.C$7]*([.C32]-[.C$6])/(2*[.C32]*[.C$6]))" office:value-type="float" office:value="0.146149108920012" calcext:value-type="float">
            <text:p>0.146</text:p>
          </table:table-cell>
          <table:table-cell table:formula="of:=TAN(0.5*PI()-[.F32])" office:value-type="float" office:value="2.07014766126982" calcext:value-type="float">
            <text:p>2.070</text:p>
          </table:table-cell>
          <table:table-cell table:formula="of:=TAN(0.5*PI()-[.G32])" office:value-type="float" office:value="6.79354115937995" calcext:value-type="float">
            <text:p>6.794</text:p>
          </table:table-cell>
          <table:table-cell table:formula="of:=[.J31]" office:value-type="float" office:value="1" calcext:value-type="float">
            <text:p>1.000</text:p>
          </table:table-cell>
          <table:table-cell table:style-name="Default" table:formula="of:=[.H32]*([.B$10]-[.B$11])" office:value-type="float" office:value="-3.62275840722218" calcext:value-type="float">
            <text:p>-3.62275840722218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2]+SQRT([.K32]*[.K32]-4*[.J32]*[.L32]))/(2*[.J32])" office:value-type="float" office:value="3.27974381067391" calcext:value-type="float">
            <text:p>3.280</text:p>
          </table:table-cell>
          <table:table-cell table:formula="of:=(-[.K32]-SQRT([.K32]*[.K32]-4*[.J32]*[.L32]))/(2*[.J32])" office:value-type="float" office:value="0.343014596548271" calcext:value-type="float">
            <text:p>0.343</text:p>
          </table:table-cell>
          <table:table-cell table:formula="of:=[.O31]" office:value-type="float" office:value="1" calcext:value-type="float">
            <text:p>1.000</text:p>
          </table:table-cell>
          <table:table-cell table:style-name="Default" table:formula="of:=[.H32]*([.C$10]-[.C$11])" office:value-type="float" office:value="-10.1609747707327" calcext:value-type="float">
            <text:p>-10.1609747707327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2]+SQRT([.P32]*[.P32]-4*[.O32]*[.Q32]))/(2*[.O32])" office:value-type="float" office:value="9.13774656772904" calcext:value-type="float">
            <text:p>9.138</text:p>
          </table:table-cell>
          <table:table-cell table:formula="of:=(-[.P32]-SQRT([.P32]*[.P32]-4*[.O32]*[.Q32]))/(2*[.O32])" office:value-type="float" office:value="1.02322820300363" calcext:value-type="float">
            <text:p>1.023</text:p>
          </table:table-cell>
          <table:table-cell table:number-columns-repeated="1005"/>
        </table:table-row>
        <table:table-row table:style-name="ro1">
          <table:table-cell table:formula="of:=[.A32]+0.05" office:value-type="float" office:value="0.7" calcext:value-type="float">
            <text:p>0.700</text:p>
          </table:table-cell>
          <table:table-cell table:formula="of:=[.B$10]+[.$A33]*([.B$11]-[.B$10])" office:value-type="float" office:value="1.725" calcext:value-type="float">
            <text:p>1.725</text:p>
          </table:table-cell>
          <table:table-cell table:formula="of:=[.C$10]+[.$A33]*([.C$11]-[.C$10])" office:value-type="float" office:value="4.9025" calcext:value-type="float">
            <text:p>4.903</text:p>
          </table:table-cell>
          <table:table-cell table:formula="of:=[.B$6]*[.B$6]*([.B33]-[.B$4])/([.B$4]*[.B$8]*([.B33]-[.B$6]))" office:value-type="float" office:value="15.8010685979084" calcext:value-type="float">
            <text:p>15.801</text:p>
          </table:table-cell>
          <table:table-cell table:formula="of:=[.C$6]*[.C$6]*([.C33]-[.C$4])/([.C$4]*[.C$8]*([.C33]-[.C$6]))" office:value-type="float" office:value="51.32857275989" calcext:value-type="float">
            <text:p>51.329</text:p>
          </table:table-cell>
          <table:table-cell table:formula="of:=2*ATAN([.B$7]*([.B33]-[.B$6])/(2*[.B33]*[.B$6]))" office:value-type="float" office:value="0.450110154465326" calcext:value-type="float">
            <text:p>0.450</text:p>
          </table:table-cell>
          <table:table-cell table:formula="of:=2*ATAN([.C$7]*([.C33]-[.C$6])/(2*[.C33]*[.C$6]))" office:value-type="float" office:value="0.146188454729323" calcext:value-type="float">
            <text:p>0.146</text:p>
          </table:table-cell>
          <table:table-cell table:formula="of:=TAN(0.5*PI()-[.F33])" office:value-type="float" office:value="2.06957526693846" calcext:value-type="float">
            <text:p>2.070</text:p>
          </table:table-cell>
          <table:table-cell table:formula="of:=TAN(0.5*PI()-[.G33])" office:value-type="float" office:value="6.79168641361949" calcext:value-type="float">
            <text:p>6.792</text:p>
          </table:table-cell>
          <table:table-cell table:formula="of:=[.J32]" office:value-type="float" office:value="1" calcext:value-type="float">
            <text:p>1.000</text:p>
          </table:table-cell>
          <table:table-cell table:style-name="Default" table:formula="of:=[.H33]*([.B$10]-[.B$11])" office:value-type="float" office:value="-3.6217567171423" calcext:value-type="float">
            <text:p>-3.6217567171423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3]+SQRT([.K33]*[.K33]-4*[.J33]*[.L33]))/(2*[.J33])" office:value-type="float" office:value="3.27862507702817" calcext:value-type="float">
            <text:p>3.279</text:p>
          </table:table-cell>
          <table:table-cell table:formula="of:=(-[.K33]-SQRT([.K33]*[.K33]-4*[.J33]*[.L33]))/(2*[.J33])" office:value-type="float" office:value="0.343131640114133" calcext:value-type="float">
            <text:p>0.343</text:p>
          </table:table-cell>
          <table:table-cell table:formula="of:=[.O32]" office:value-type="float" office:value="1" calcext:value-type="float">
            <text:p>1.000</text:p>
          </table:table-cell>
          <table:table-cell table:style-name="Default" table:formula="of:=[.H33]*([.C$10]-[.C$11])" office:value-type="float" office:value="-10.1581652685563" calcext:value-type="float">
            <text:p>-10.1581652685563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3]+SQRT([.P33]*[.P33]-4*[.O33]*[.Q33]))/(2*[.O33])" office:value-type="float" office:value="9.13458265348978" calcext:value-type="float">
            <text:p>9.135</text:p>
          </table:table-cell>
          <table:table-cell table:formula="of:=(-[.P33]-SQRT([.P33]*[.P33]-4*[.O33]*[.Q33]))/(2*[.O33])" office:value-type="float" office:value="1.02358261506648" calcext:value-type="float">
            <text:p>1.024</text:p>
          </table:table-cell>
          <table:table-cell table:number-columns-repeated="1005"/>
        </table:table-row>
        <table:table-row table:style-name="ro1">
          <table:table-cell table:formula="of:=[.A33]+0.05" office:value-type="float" office:value="0.75" calcext:value-type="float">
            <text:p>0.750</text:p>
          </table:table-cell>
          <table:table-cell table:formula="of:=[.B$10]+[.$A34]*([.B$11]-[.B$10])" office:value-type="float" office:value="1.8125" calcext:value-type="float">
            <text:p>1.813</text:p>
          </table:table-cell>
          <table:table-cell table:formula="of:=[.C$10]+[.$A34]*([.C$11]-[.C$10])" office:value-type="float" office:value="5.14791666666667" calcext:value-type="float">
            <text:p>5.148</text:p>
          </table:table-cell>
          <table:table-cell table:formula="of:=[.B$6]*[.B$6]*([.B34]-[.B$4])/([.B$4]*[.B$8]*([.B34]-[.B$6]))" office:value-type="float" office:value="16.3841603720168" calcext:value-type="float">
            <text:p>16.384</text:p>
          </table:table-cell>
          <table:table-cell table:formula="of:=[.C$6]*[.C$6]*([.C34]-[.C$4])/([.C$4]*[.C$8]*([.C34]-[.C$6]))" office:value-type="float" office:value="53.3075441188053" calcext:value-type="float">
            <text:p>53.308</text:p>
          </table:table-cell>
          <table:table-cell table:formula="of:=2*ATAN([.B$7]*([.B34]-[.B$6])/(2*[.B34]*[.B$6]))" office:value-type="float" office:value="0.450208013005185" calcext:value-type="float">
            <text:p>0.450</text:p>
          </table:table-cell>
          <table:table-cell table:formula="of:=2*ATAN([.C$7]*([.C34]-[.C$6])/(2*[.C34]*[.C$6]))" office:value-type="float" office:value="0.146224048974897" calcext:value-type="float">
            <text:p>0.146</text:p>
          </table:table-cell>
          <table:table-cell table:formula="of:=TAN(0.5*PI()-[.F34])" office:value-type="float" office:value="2.06905837108046" calcext:value-type="float">
            <text:p>2.069</text:p>
          </table:table-cell>
          <table:table-cell table:formula="of:=TAN(0.5*PI()-[.G34])" office:value-type="float" office:value="6.79000936887021" calcext:value-type="float">
            <text:p>6.790</text:p>
          </table:table-cell>
          <table:table-cell table:formula="of:=[.J33]" office:value-type="float" office:value="1" calcext:value-type="float">
            <text:p>1.000</text:p>
          </table:table-cell>
          <table:table-cell table:style-name="Default" table:formula="of:=[.H34]*([.B$10]-[.B$11])" office:value-type="float" office:value="-3.62085214939081" calcext:value-type="float">
            <text:p>-3.62085214939081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4]+SQRT([.K34]*[.K34]-4*[.J34]*[.L34]))/(2*[.J34])" office:value-type="float" office:value="3.27761473738913" calcext:value-type="float">
            <text:p>3.278</text:p>
          </table:table-cell>
          <table:table-cell table:formula="of:=(-[.K34]-SQRT([.K34]*[.K34]-4*[.J34]*[.L34]))/(2*[.J34])" office:value-type="float" office:value="0.343237412001677" calcext:value-type="float">
            <text:p>0.343</text:p>
          </table:table-cell>
          <table:table-cell table:formula="of:=[.O33]" office:value-type="float" office:value="1" calcext:value-type="float">
            <text:p>1.000</text:p>
          </table:table-cell>
          <table:table-cell table:style-name="Default" table:formula="of:=[.H34]*([.C$10]-[.C$11])" office:value-type="float" office:value="-10.1556281713866" calcext:value-type="float">
            <text:p>-10.1556281713866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4]+SQRT([.P34]*[.P34]-4*[.O34]*[.Q34]))/(2*[.O34])" office:value-type="float" office:value="9.13172526982958" calcext:value-type="float">
            <text:p>9.132</text:p>
          </table:table-cell>
          <table:table-cell table:formula="of:=(-[.P34]-SQRT([.P34]*[.P34]-4*[.O34]*[.Q34]))/(2*[.O34])" office:value-type="float" office:value="1.02390290155701" calcext:value-type="float">
            <text:p>1.024</text:p>
          </table:table-cell>
          <table:table-cell table:number-columns-repeated="1005"/>
        </table:table-row>
        <table:table-row table:style-name="ro1">
          <table:table-cell table:formula="of:=[.A34]+0.05" office:value-type="float" office:value="0.8" calcext:value-type="float">
            <text:p>0.800</text:p>
          </table:table-cell>
          <table:table-cell table:formula="of:=[.B$10]+[.$A35]*([.B$11]-[.B$10])" office:value-type="float" office:value="1.9" calcext:value-type="float">
            <text:p>1.900</text:p>
          </table:table-cell>
          <table:table-cell table:formula="of:=[.C$10]+[.$A35]*([.C$11]-[.C$10])" office:value-type="float" office:value="5.39333333333333" calcext:value-type="float">
            <text:p>5.393</text:p>
          </table:table-cell>
          <table:table-cell table:formula="of:=[.B$6]*[.B$6]*([.B35]-[.B$4])/([.B$4]*[.B$8]*([.B35]-[.B$6]))" office:value-type="float" office:value="16.9133192389006" calcext:value-type="float">
            <text:p>16.913</text:p>
          </table:table-cell>
          <table:table-cell table:formula="of:=[.C$6]*[.C$6]*([.C35]-[.C$4])/([.C$4]*[.C$8]*([.C35]-[.C$6]))" office:value-type="float" office:value="55.1055756872206" calcext:value-type="float">
            <text:p>55.106</text:p>
          </table:table-cell>
          <table:table-cell table:formula="of:=2*ATAN([.B$7]*([.B35]-[.B$6])/(2*[.B35]*[.B$6]))" office:value-type="float" office:value="0.45029685635936" calcext:value-type="float">
            <text:p>0.450</text:p>
          </table:table-cell>
          <table:table-cell table:formula="of:=2*ATAN([.C$7]*([.C35]-[.C$6])/(2*[.C35]*[.C$6]))" office:value-type="float" office:value="0.146256403799626" calcext:value-type="float">
            <text:p>0.146</text:p>
          </table:table-cell>
          <table:table-cell table:formula="of:=TAN(0.5*PI()-[.F35])" office:value-type="float" office:value="2.06858927533007" calcext:value-type="float">
            <text:p>2.069</text:p>
          </table:table-cell>
          <table:table-cell table:formula="of:=TAN(0.5*PI()-[.G35])" office:value-type="float" office:value="6.78848565459778" calcext:value-type="float">
            <text:p>6.788</text:p>
          </table:table-cell>
          <table:table-cell table:formula="of:=[.J34]" office:value-type="float" office:value="1" calcext:value-type="float">
            <text:p>1.000</text:p>
          </table:table-cell>
          <table:table-cell table:style-name="Default" table:formula="of:=[.H35]*([.B$10]-[.B$11])" office:value-type="float" office:value="-3.62003123182762" calcext:value-type="float">
            <text:p>-3.62003123182762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5]+SQRT([.K35]*[.K35]-4*[.J35]*[.L35]))/(2*[.J35])" office:value-type="float" office:value="3.27669776616036" calcext:value-type="float">
            <text:p>3.277</text:p>
          </table:table-cell>
          <table:table-cell table:formula="of:=(-[.K35]-SQRT([.K35]*[.K35]-4*[.J35]*[.L35]))/(2*[.J35])" office:value-type="float" office:value="0.343333465667259" calcext:value-type="float">
            <text:p>0.343</text:p>
          </table:table-cell>
          <table:table-cell table:formula="of:=[.O34]" office:value-type="float" office:value="1" calcext:value-type="float">
            <text:p>1.000</text:p>
          </table:table-cell>
          <table:table-cell table:style-name="Default" table:formula="of:=[.H35]*([.C$10]-[.C$11])" office:value-type="float" office:value="-10.1533256930784" calcext:value-type="float">
            <text:p>-10.1533256930784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5]+SQRT([.P35]*[.P35]-4*[.O35]*[.Q35]))/(2*[.O35])" office:value-type="float" office:value="9.12913192815248" calcext:value-type="float">
            <text:p>9.129</text:p>
          </table:table-cell>
          <table:table-cell table:formula="of:=(-[.P35]-SQRT([.P35]*[.P35]-4*[.O35]*[.Q35]))/(2*[.O35])" office:value-type="float" office:value="1.02419376492593" calcext:value-type="float">
            <text:p>1.024</text:p>
          </table:table-cell>
          <table:table-cell table:number-columns-repeated="1005"/>
        </table:table-row>
        <table:table-row table:style-name="ro1">
          <table:table-cell table:formula="of:=[.A35]+0.05" office:value-type="float" office:value="0.85" calcext:value-type="float">
            <text:p>0.850</text:p>
          </table:table-cell>
          <table:table-cell table:formula="of:=[.B$10]+[.$A36]*([.B$11]-[.B$10])" office:value-type="float" office:value="1.9875" calcext:value-type="float">
            <text:p>1.988</text:p>
          </table:table-cell>
          <table:table-cell table:formula="of:=[.C$10]+[.$A36]*([.C$11]-[.C$10])" office:value-type="float" office:value="5.63875" calcext:value-type="float">
            <text:p>5.639</text:p>
          </table:table-cell>
          <table:table-cell table:formula="of:=[.B$6]*[.B$6]*([.B36]-[.B$4])/([.B$4]*[.B$8]*([.B36]-[.B$6]))" office:value-type="float" office:value="17.3956972006545" calcext:value-type="float">
            <text:p>17.396</text:p>
          </table:table-cell>
          <table:table-cell table:formula="of:=[.C$6]*[.C$6]*([.C36]-[.C$4])/([.C$4]*[.C$8]*([.C36]-[.C$6]))" office:value-type="float" office:value="56.7463979342083" calcext:value-type="float">
            <text:p>56.746</text:p>
          </table:table-cell>
          <table:table-cell table:formula="of:=2*ATAN([.B$7]*([.B36]-[.B$6])/(2*[.B36]*[.B$6]))" office:value-type="float" office:value="0.450377875452278" calcext:value-type="float">
            <text:p>0.450</text:p>
          </table:table-cell>
          <table:table-cell table:formula="of:=2*ATAN([.C$7]*([.C36]-[.C$6])/(2*[.C36]*[.C$6]))" office:value-type="float" office:value="0.146285942183818" calcext:value-type="float">
            <text:p>0.146</text:p>
          </table:table-cell>
          <table:table-cell table:formula="of:=TAN(0.5*PI()-[.F36])" office:value-type="float" office:value="2.06816164221692" calcext:value-type="float">
            <text:p>2.068</text:p>
          </table:table-cell>
          <table:table-cell table:formula="of:=TAN(0.5*PI()-[.G36])" office:value-type="float" office:value="6.78709516180095" calcext:value-type="float">
            <text:p>6.787</text:p>
          </table:table-cell>
          <table:table-cell table:formula="of:=[.J35]" office:value-type="float" office:value="1" calcext:value-type="float">
            <text:p>1.000</text:p>
          </table:table-cell>
          <table:table-cell table:style-name="Default" table:formula="of:=[.H36]*([.B$10]-[.B$11])" office:value-type="float" office:value="-3.61928287387961" calcext:value-type="float">
            <text:p>-3.61928287387961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6]+SQRT([.K36]*[.K36]-4*[.J36]*[.L36]))/(2*[.J36])" office:value-type="float" office:value="3.27586179223758" calcext:value-type="float">
            <text:p>3.276</text:p>
          </table:table-cell>
          <table:table-cell table:formula="of:=(-[.K36]-SQRT([.K36]*[.K36]-4*[.J36]*[.L36]))/(2*[.J36])" office:value-type="float" office:value="0.343421081642021" calcext:value-type="float">
            <text:p>0.343</text:p>
          </table:table-cell>
          <table:table-cell table:formula="of:=[.O35]" office:value-type="float" office:value="1" calcext:value-type="float">
            <text:p>1.000</text:p>
          </table:table-cell>
          <table:table-cell table:style-name="Default" table:formula="of:=[.H36]*([.C$10]-[.C$11])" office:value-type="float" office:value="-10.1512267272147" calcext:value-type="float">
            <text:p>-10.1512267272147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6]+SQRT([.P36]*[.P36]-4*[.O36]*[.Q36]))/(2*[.O36])" office:value-type="float" office:value="9.12676764563976" calcext:value-type="float">
            <text:p>9.127</text:p>
          </table:table-cell>
          <table:table-cell table:formula="of:=(-[.P36]-SQRT([.P36]*[.P36]-4*[.O36]*[.Q36]))/(2*[.O36])" office:value-type="float" office:value="1.02445908157494" calcext:value-type="float">
            <text:p>1.024</text:p>
          </table:table-cell>
          <table:table-cell table:number-columns-repeated="1005"/>
        </table:table-row>
        <table:table-row table:style-name="ro1">
          <table:table-cell table:formula="of:=[.A36]+0.05" office:value-type="float" office:value="0.9" calcext:value-type="float">
            <text:p>0.900</text:p>
          </table:table-cell>
          <table:table-cell table:formula="of:=[.B$10]+[.$A37]*([.B$11]-[.B$10])" office:value-type="float" office:value="2.075" calcext:value-type="float">
            <text:p>2.075</text:p>
          </table:table-cell>
          <table:table-cell table:formula="of:=[.C$10]+[.$A37]*([.C$11]-[.C$10])" office:value-type="float" office:value="5.88416666666667" calcext:value-type="float">
            <text:p>5.884</text:p>
          </table:table-cell>
          <table:table-cell table:formula="of:=[.B$6]*[.B$6]*([.B37]-[.B$4])/([.B$4]*[.B$8]*([.B37]-[.B$6]))" office:value-type="float" office:value="17.8372352285396" calcext:value-type="float">
            <text:p>17.837</text:p>
          </table:table-cell>
          <table:table-cell table:formula="of:=[.C$6]*[.C$6]*([.C37]-[.C$4])/([.C$4]*[.C$8]*([.C37]-[.C$6]))" office:value-type="float" office:value="58.249765437422" calcext:value-type="float">
            <text:p>58.250</text:p>
          </table:table-cell>
          <table:table-cell table:formula="of:=2*ATAN([.B$7]*([.B37]-[.B$6])/(2*[.B37]*[.B$6]))" office:value-type="float" office:value="0.450452060290889" calcext:value-type="float">
            <text:p>0.450</text:p>
          </table:table-cell>
          <table:table-cell table:formula="of:=2*ATAN([.C$7]*([.C37]-[.C$6])/(2*[.C37]*[.C$6]))" office:value-type="float" office:value="0.146313016539573" calcext:value-type="float">
            <text:p>0.146</text:p>
          </table:table-cell>
          <table:table-cell table:formula="of:=TAN(0.5*PI()-[.F37])" office:value-type="float" office:value="2.06777020717438" calcext:value-type="float">
            <text:p>2.068</text:p>
          </table:table-cell>
          <table:table-cell table:formula="of:=TAN(0.5*PI()-[.G37])" office:value-type="float" office:value="6.78582115053993" calcext:value-type="float">
            <text:p>6.786</text:p>
          </table:table-cell>
          <table:table-cell table:formula="of:=[.J36]" office:value-type="float" office:value="1" calcext:value-type="float">
            <text:p>1.000</text:p>
          </table:table-cell>
          <table:table-cell table:style-name="Default" table:formula="of:=[.H37]*([.B$10]-[.B$11])" office:value-type="float" office:value="-3.61859786255516" calcext:value-type="float">
            <text:p>-3.61859786255516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7]+SQRT([.K37]*[.K37]-4*[.J37]*[.L37]))/(2*[.J37])" office:value-type="float" office:value="3.27509653760739" calcext:value-type="float">
            <text:p>3.275</text:p>
          </table:table-cell>
          <table:table-cell table:formula="of:=(-[.K37]-SQRT([.K37]*[.K37]-4*[.J37]*[.L37]))/(2*[.J37])" office:value-type="float" office:value="0.343501324947773" calcext:value-type="float">
            <text:p>0.344</text:p>
          </table:table-cell>
          <table:table-cell table:formula="of:=[.O36]" office:value-type="float" office:value="1" calcext:value-type="float">
            <text:p>1.000</text:p>
          </table:table-cell>
          <table:table-cell table:style-name="Default" table:formula="of:=[.H37]*([.C$10]-[.C$11])" office:value-type="float" office:value="-10.1493054335476" calcext:value-type="float">
            <text:p>-10.1493054335476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7]+SQRT([.P37]*[.P37]-4*[.O37]*[.Q37]))/(2*[.O37])" office:value-type="float" office:value="9.12460335793715" calcext:value-type="float">
            <text:p>9.125</text:p>
          </table:table-cell>
          <table:table-cell table:formula="of:=(-[.P37]-SQRT([.P37]*[.P37]-4*[.O37]*[.Q37]))/(2*[.O37])" office:value-type="float" office:value="1.02470207561042" calcext:value-type="float">
            <text:p>1.025</text:p>
          </table:table-cell>
          <table:table-cell table:number-columns-repeated="1005"/>
        </table:table-row>
        <table:table-row table:style-name="ro1">
          <table:table-cell table:formula="of:=[.A37]+0.05" office:value-type="float" office:value="0.95" calcext:value-type="float">
            <text:p>0.950</text:p>
          </table:table-cell>
          <table:table-cell table:formula="of:=[.B$10]+[.$A38]*([.B$11]-[.B$10])" office:value-type="float" office:value="2.1625" calcext:value-type="float">
            <text:p>2.163</text:p>
          </table:table-cell>
          <table:table-cell table:formula="of:=[.C$10]+[.$A38]*([.C$11]-[.C$10])" office:value-type="float" office:value="6.12958333333333" calcext:value-type="float">
            <text:p>6.130</text:p>
          </table:table-cell>
          <table:table-cell table:formula="of:=[.B$6]*[.B$6]*([.B38]-[.B$4])/([.B$4]*[.B$8]*([.B38]-[.B$6]))" office:value-type="float" office:value="18.2429091789682" calcext:value-type="float">
            <text:p>18.243</text:p>
          </table:table-cell>
          <table:table-cell table:formula="of:=[.C$6]*[.C$6]*([.C38]-[.C$4])/([.C$4]*[.C$8]*([.C38]-[.C$6]))" office:value-type="float" office:value="59.6322560777057" calcext:value-type="float">
            <text:p>59.632</text:p>
          </table:table-cell>
          <table:table-cell table:formula="of:=2*ATAN([.B$7]*([.B38]-[.B$6])/(2*[.B38]*[.B$6]))" office:value-type="float" office:value="0.450520240620208" calcext:value-type="float">
            <text:p>0.451</text:p>
          </table:table-cell>
          <table:table-cell table:formula="of:=2*ATAN([.C$7]*([.C38]-[.C$6])/(2*[.C38]*[.C$6]))" office:value-type="float" office:value="0.146337922838161" calcext:value-type="float">
            <text:p>0.146</text:p>
          </table:table-cell>
          <table:table-cell table:formula="of:=TAN(0.5*PI()-[.F38])" office:value-type="float" office:value="2.06741056071178" calcext:value-type="float">
            <text:p>2.067</text:p>
          </table:table-cell>
          <table:table-cell table:formula="of:=TAN(0.5*PI()-[.G38])" office:value-type="float" office:value="6.78464957273538" calcext:value-type="float">
            <text:p>6.785</text:p>
          </table:table-cell>
          <table:table-cell table:formula="of:=[.J37]" office:value-type="float" office:value="1" calcext:value-type="float">
            <text:p>1.000</text:p>
          </table:table-cell>
          <table:table-cell table:style-name="Default" table:formula="of:=[.H38]*([.B$10]-[.B$11])" office:value-type="float" office:value="-3.61796848124561" calcext:value-type="float">
            <text:p>-3.61796848124561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8]+SQRT([.K38]*[.K38]-4*[.J38]*[.L38]))/(2*[.J38])" office:value-type="float" office:value="3.27439339264202" calcext:value-type="float">
            <text:p>3.274</text:p>
          </table:table-cell>
          <table:table-cell table:formula="of:=(-[.K38]-SQRT([.K38]*[.K38]-4*[.J38]*[.L38]))/(2*[.J38])" office:value-type="float" office:value="0.343575088603592" calcext:value-type="float">
            <text:p>0.344</text:p>
          </table:table-cell>
          <table:table-cell table:formula="of:=[.O37]" office:value-type="float" office:value="1" calcext:value-type="float">
            <text:p>1.000</text:p>
          </table:table-cell>
          <table:table-cell table:style-name="Default" table:formula="of:=[.H38]*([.C$10]-[.C$11])" office:value-type="float" office:value="-10.147540168827" calcext:value-type="float">
            <text:p>-10.147540168827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8]+SQRT([.P38]*[.P38]-4*[.O38]*[.Q38]))/(2*[.O38])" office:value-type="float" office:value="9.12261471831701" calcext:value-type="float">
            <text:p>9.123</text:p>
          </table:table-cell>
          <table:table-cell table:formula="of:=(-[.P38]-SQRT([.P38]*[.P38]-4*[.O38]*[.Q38]))/(2*[.O38])" office:value-type="float" office:value="1.02492545050998" calcext:value-type="float">
            <text:p>1.025</text:p>
          </table:table-cell>
          <table:table-cell table:number-columns-repeated="1005"/>
        </table:table-row>
        <table:table-row table:style-name="ro1">
          <table:table-cell table:formula="of:=[.A38]+0.05" office:value-type="float" office:value="1" calcext:value-type="float">
            <text:p>1.000</text:p>
          </table:table-cell>
          <table:table-cell table:formula="of:=[.B$10]+[.$A39]*([.B$11]-[.B$10])" office:value-type="float" office:value="2.25" calcext:value-type="float">
            <text:p>2.250</text:p>
          </table:table-cell>
          <table:table-cell table:formula="of:=[.C$10]+[.$A39]*([.C$11]-[.C$10])" office:value-type="float" office:value="6.375" calcext:value-type="float">
            <text:p>6.375</text:p>
          </table:table-cell>
          <table:table-cell table:formula="of:=[.B$6]*[.B$6]*([.B39]-[.B$4])/([.B$4]*[.B$8]*([.B39]-[.B$6]))" office:value-type="float" office:value="18.6169181243455" calcext:value-type="float">
            <text:p>18.617</text:p>
          </table:table-cell>
          <table:table-cell table:formula="of:=[.C$6]*[.C$6]*([.C39]-[.C$4])/([.C$4]*[.C$8]*([.C39]-[.C$6]))" office:value-type="float" office:value="60.9078849086552" calcext:value-type="float">
            <text:p>60.908</text:p>
          </table:table-cell>
          <table:table-cell table:formula="of:=2*ATAN([.B$7]*([.B39]-[.B$6])/(2*[.B39]*[.B$6]))" office:value-type="float" office:value="0.450583117090882" calcext:value-type="float">
            <text:p>0.451</text:p>
          </table:table-cell>
          <table:table-cell table:formula="of:=2*ATAN([.C$7]*([.C39]-[.C$6])/(2*[.C39]*[.C$6]))" office:value-type="float" office:value="0.146360911474191" calcext:value-type="float">
            <text:p>0.146</text:p>
          </table:table-cell>
          <table:table-cell table:formula="of:=TAN(0.5*PI()-[.F39])" office:value-type="float" office:value="2.06707898158563" calcext:value-type="float">
            <text:p>2.067</text:p>
          </table:table-cell>
          <table:table-cell table:formula="of:=TAN(0.5*PI()-[.G39])" office:value-type="float" office:value="6.78356855200005" calcext:value-type="float">
            <text:p>6.784</text:p>
          </table:table-cell>
          <table:table-cell table:formula="of:=[.J38]" office:value-type="float" office:value="1" calcext:value-type="float">
            <text:p>1.000</text:p>
          </table:table-cell>
          <table:table-cell table:style-name="Default" table:formula="of:=[.H39]*([.B$10]-[.B$11])" office:value-type="float" office:value="-3.61738821777485" calcext:value-type="float">
            <text:p>-3.61738821777485</text:p>
          </table:table-cell>
          <table:table-cell table:formula="of:=[.B$10]*[.B$11]" office:value-type="float" office:value="1.125" calcext:value-type="float">
            <text:p>1.125</text:p>
          </table:table-cell>
          <table:table-cell table:formula="of:=(-[.K39]+SQRT([.K39]*[.K39]-4*[.J39]*[.L39]))/(2*[.J39])" office:value-type="float" office:value="3.27374509077306" calcext:value-type="float">
            <text:p>3.274</text:p>
          </table:table-cell>
          <table:table-cell table:formula="of:=(-[.K39]-SQRT([.K39]*[.K39]-4*[.J39]*[.L39]))/(2*[.J39])" office:value-type="float" office:value="0.343643127001786" calcext:value-type="float">
            <text:p>0.344</text:p>
          </table:table-cell>
          <table:table-cell table:formula="of:=[.O38]" office:value-type="float" office:value="1" calcext:value-type="float">
            <text:p>1.000</text:p>
          </table:table-cell>
          <table:table-cell table:style-name="Default" table:formula="of:=[.H39]*([.C$10]-[.C$11])" office:value-type="float" office:value="-10.1459126679495" calcext:value-type="float">
            <text:p>-10.1459126679495</text:p>
          </table:table-cell>
          <table:table-cell table:formula="of:=[.C$10]*[.C$11]" office:value-type="float" office:value="9.35" calcext:value-type="float">
            <text:p>9.350</text:p>
          </table:table-cell>
          <table:table-cell table:formula="of:=(-[.P39]+SQRT([.P39]*[.P39]-4*[.O39]*[.Q39]))/(2*[.O39])" office:value-type="float" office:value="9.12078117781547" calcext:value-type="float">
            <text:p>9.121</text:p>
          </table:table-cell>
          <table:table-cell table:formula="of:=(-[.P39]-SQRT([.P39]*[.P39]-4*[.O39]*[.Q39]))/(2*[.O39])" office:value-type="float" office:value="1.02513149013399" calcext:value-type="float">
            <text:p>1.025</text:p>
          </table:table-cell>
          <table:table-cell table:number-columns-repeated="100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1:49:07.306581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4:21:20.139412664</meta:creation-date>
    <dc:date>2020-07-28T15:34:37.262615548</dc:date>
    <meta:editing-duration>PT1H11M19S</meta:editing-duration>
    <meta:editing-cycles>6</meta:editing-cycles>
    <meta:generator>LibreOffice/6.0.7.3$Linux_X86_64 LibreOffice_project/00m0$Build-3</meta:generator>
    <meta:document-statistic meta:table-count="1" meta:cell-count="451" meta:object-count="0"/>
  </office:meta>
</office:document-meta>
</file>